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d05fa4" style:font-weight-asian="normal" style:font-weight-complex="normal"/>
    </style:style>
    <style:style style:name="P2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0b3b"/>
    </style:style>
    <style:style style:name="P3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c5d210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f6d71" style:font-size-asian="14pt" style:language-asian="zxx" style:country-asian="none" style:font-size-complex="14pt" style:language-complex="zxx" style:country-complex="none"/>
    </style:style>
    <style:style style:name="T7" style:family="text">
      <style:text-properties officeooo:rsid="004734d4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style:font-name="Courier New" fo:font-size="10pt" fo:language="zxx" fo:country="none" fo:font-style="italic" fo:font-weight="normal" officeooo:rsid="009a8244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2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3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4" style:family="text">
      <style:text-properties style:font-name="Courier New" fo:font-size="10pt" fo:language="zxx" fo:country="none" fo:font-weight="normal" officeooo:rsid="005d12b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66ed9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9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50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51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52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style:font-name="Courier New" fo:background-color="#dddddd" loext:char-shading-value="0"/>
    </style:style>
    <style:style style:name="T54" style:family="text">
      <style:text-properties style:font-name="Courier New" officeooo:rsid="003fbac8" fo:background-color="#dddddd" loext:char-shading-value="0"/>
    </style:style>
    <style:style style:name="T55" style:family="text">
      <style:text-properties style:font-name="Courier New" officeooo:rsid="006afff7" fo:background-color="#dddddd" loext:char-shading-value="0"/>
    </style:style>
    <style:style style:name="T56" style:family="text">
      <style:text-properties style:font-name="Courier New" officeooo:rsid="00734438" fo:background-color="#dddddd" loext:char-shading-value="0"/>
    </style:style>
    <style:style style:name="T57" style:family="text">
      <style:text-properties officeooo:rsid="006afff7"/>
    </style:style>
    <style:style style:name="T58" style:family="text">
      <style:text-properties fo:font-weight="bold" officeooo:rsid="006afff7" style:font-weight-asian="bold" style:font-weight-complex="bold"/>
    </style:style>
    <style:style style:name="T59" style:family="text">
      <style:text-properties style:font-name="Arial1"/>
    </style:style>
    <style:style style:name="T60" style:family="text">
      <style:text-properties style:font-name="Arial1" fo:font-weight="bold" officeooo:rsid="006afff7" style:font-weight-asian="bold" style:font-weight-complex="bold"/>
    </style:style>
    <style:style style:name="T61" style:family="text">
      <style:text-properties style:font-name="Arial1" officeooo:rsid="006afff7"/>
    </style:style>
    <style:style style:name="T62" style:family="text">
      <style:text-properties style:font-name="Arial1" officeooo:rsid="00954f47"/>
    </style:style>
    <style:style style:name="T6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64" style:family="text">
      <style:text-properties fo:color="#ffffff" fo:font-weight="bold" officeooo:rsid="00c913d0" fo:background-color="#ff3333" loext:char-shading-value="0" style:font-weight-asian="bold" style:font-weight-complex="bold"/>
    </style:style>
    <style:style style:name="T65" style:family="text">
      <style:text-properties fo:color="#ffffff" style:font-name="Courier New" fo:font-size="10pt" fo:language="zxx" fo:country="none" fo:font-weight="bold" officeooo:rsid="00c913d0" fo:background-color="#ff3333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fo:color="#ffffff" style:font-name="Courier New" fo:font-size="10pt" fo:language="zxx" fo:country="none" fo:font-weight="bold" officeooo:rsid="00d20b3b" fo:background-color="#ff3333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7" style:family="text">
      <style:text-properties fo:color="#ffffff" style:font-name="Courier New" fo:font-size="10pt" fo:language="zxx" fo:country="none" fo:font-weight="bold" officeooo:rsid="00d26464" fo:background-color="#ff3333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Celestra cheatsheet - v1.</text:span><text:span text:style-name="T3">2</text:span><text:span text:style-name="T5">1</text:span><text:span text:style-name="T4">.</text:span><text:span text:style-name="T6">1</text:span><text:span text:style-name="T2"> – </text:span><text:a xlink:type="simple" xlink:href="https://github.com/Serrin/Celestra/" text:style-name="Internet_20_link" text:visited-style-name="Visited_20_Internet_20_Link"><text:span text:style-name="T63">https://github.com/Serrin/Celestra/</text:span></text:a></text:p>
      <text:p text:style-name="P25"><text:span text:style-name="T58">Main variant:</text:span><text:span text:style-name="T57"> </text:span>The <text:span text:style-name="T53">”</text:span><text:span text:style-name="T54">C</text:span><text:span text:style-name="T53">elestr</text:span><text:span text:style-name="T54">a</text:span><text:span text:style-name="T53">”</text:span> and the <text:span text:style-name="T53">”_”</text:span> objects contain these functions, except the <text:span text:style-name="T53">”</text:span><text:span text:style-name="T56">doc</text:span><text:span text:style-name="T53">”</text:span> <text:span text:style-name="T7">(this is global) </text:span>and the polyfills. Example: <text:span text:style-name="T53">”_.qsa()”</text:span></text:p>
      <text:p text:style-name="P24"><text:span text:style-name="T60">FP variant:</text:span><text:span text:style-name="T61"> The functions </text:span><text:span text:style-name="T62">and </text:span><text:span text:style-name="T59">the </text:span><text:span text:style-name="T53">”</text:span><text:span text:style-name="T56">doc</text:span><text:span text:style-name="T53">”</text:span><text:span text:style-name="T61"> </text:span><text:span text:style-name="T62">a</text:span><text:span text:style-name="T61">re available in the global namespace (</text:span><text:span text:style-name="T53">”</text:span><text:span text:style-name="T55">window</text:span><text:span text:style-name="T53">”</text:span><text:span text:style-name="T61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8">Basic API</text:p>
          </table:table-cell>
          <table:table-cell table:style-name="Táblázat3.A1" office:value-type="string">
            <text:p text:style-name="P18">DOM</text:p>
          </table:table-cell>
          <table:table-cell table:style-name="Táblázat3.C1" office:value-type="string">
            <text:p text:style-name="P20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 <text:span text:style-name="T64"><text:s/>DEPRECATED </text:span></text:p>
            <text:p text:style-name="P4"><text:span text:style-name="Source_20_Text"><text:span text:style-name="T8">qsa(&lt;selector&gt;[,context]).each( f</text:span></text:span><text:span text:style-name="Source_20_Text"><text:span text:style-name="T20">u</text:span></text:span><text:span text:style-name="Source_20_Text"><text:span text:style-name="T8">n</text:span></text:span><text:span text:style-name="Source_20_Text"><text:span text:style-name="T20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21">u</text:span></text:span><text:span text:style-name="Source_20_Text"><text:span text:style-name="T8">n</text:span></text:span><text:span text:style-name="Source_20_Text"><text:span text:style-name="T21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4"><text:span text:style-name="Source_20_Text"><text:span text:style-name="T8">random(&lt;max&gt;); </text:span></text:span><text:span text:style-name="Source_20_Text"><text:span text:style-name="T26">or</text:span></text:span><text:span text:style-name="Source_20_Text"><text:span text:style-name="T9"> </text:span></text:span><text:span text:style-name="Source_20_Text"><text:span text:style-name="T8">random(&lt;min&gt;,&lt;max&gt;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5"><text:span text:style-name="Source_20_Text"><text:span text:style-name="T10">getUrlVarFromString(&lt;querystr&gt;[,name]);</text:span></text:span></text:p>
            <text:p text:style-name="P5"><text:span text:style-name="Source_20_Text"><text:span text:style-name="T8">obj2string(&lt;object&gt;);</text:span></text:span></text:p>
            <text:p text:style-name="P5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3">(</text:span></text:span><text:span text:style-name="Source_20_Text"><text:span text:style-name="T8">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5"><text:span text:style-name="Source_20_Text"><text:span text:style-name="T8">getFullscreen();</text:span></text:span></text:p>
            <text:p text:style-name="P7"><text:span text:style-name="Source_20_Text"><text:span text:style-name="T8">setFullscreenOn(&lt;selector&gt; </text:span></text:span><text:span text:style-name="Source_20_Text"><text:span text:style-name="T30">or</text:span></text:span><text:span text:style-name="Source_20_Text"><text:span text:style-name="T13"> &lt;</text:span></text:span><text:span text:style-name="Source_20_Text"><text:span text:style-name="T14">element</text:span></text:span><text:span text:style-name="Source_20_Text"><text:span text:style-name="T13">&gt;</text:span></text:span><text:span text:style-name="Source_20_Text"><text:span text:style-name="T8">);</text:span></text:span></text:p>
            <text:p text:style-name="P5"><text:span text:style-name="Source_20_Text"><text:span text:style-name="T8">setFullscreenOff();</text:span></text:span></text:p>
            <text:p text:style-name="P5"><text:span text:style-name="Source_20_Text"><text:span text:style-name="T8">getLocation(&lt;success&gt;[,error]);</text:span></text:span></text:p>
            <text:p text:style-name="P5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22">i</text:span></text:span><text:span text:style-name="Source_20_Text"><text:span text:style-name="T8">dentity(&lt;value&gt;);</text:span></text:span></text:p>
            <text:p text:style-name="P5"><text:span text:style-name="Source_20_Text"><text:span text:style-name="T8">noop();</text:span></text:span></text:p>
            <text:p text:style-name="P30"><text:span text:style-name="Source_20_Text"><text:span text:style-name="T8">createFile(&lt;filename&gt;,&lt;content&gt;[,</text:span></text:span><text:span text:style-name="Source_20_Text"><text:span text:style-name="T24">d</text:span></text:span><text:span text:style-name="Source_20_Text"><text:span text:style-name="T8">Type]);</text:span></text:span></text:p>
            <text:p text:style-name="P30"><text:span text:style-name="Source_20_Text"><text:span text:style-name="T8">repeat(&lt;iteration&gt;,&lt;callback&gt;); </text:span></text:span><text:span text:style-name="Source_20_Text"><text:span text:style-name="T65"><text:s/>DEP</text:span></text:span><text:span text:style-name="Source_20_Text"><text:span text:style-name="T66">RE</text:span></text:span><text:span text:style-name="Source_20_Text"><text:span text:style-name="T67">C</text:span></text:span><text:span text:style-name="Source_20_Text"><text:span text:style-name="T66">.</text:span></text:span><text:span text:style-name="Source_20_Text"><text:span text:style-name="T65"> </text:span></text:span></text:p>
            <text:p text:style-name="P29"><text:span text:style-name="Source_20_Text"><text:span text:style-name="T44">i</text:span></text:span><text:span text:style-name="Source_20_Text"><text:span text:style-name="T45">nitArray</text:span></text:span><text:span text:style-name="Source_20_Text"><text:span text:style-name="T46">(); </text:span></text:span><text:span text:style-name="Source_20_Text"><text:span text:style-name="T36">and </text:span></text:span><text:span text:style-name="Source_20_Text"><text:span text:style-name="T45">initObject</text:span></text:span><text:span text:style-name="Source_20_Text"><text:span text:style-name="T46">(); </text:span></text:span><text:span text:style-name="Source_20_Text"><text:span text:style-name="T65"><text:s/>DEP</text:span></text:span><text:span text:style-name="Source_20_Text"><text:span text:style-name="T66">RE</text:span></text:span><text:span text:style-name="Source_20_Text"><text:span text:style-name="T67">C</text:span></text:span><text:span text:style-name="Source_20_Text"><text:span text:style-name="T65">. </text:span></text:span></text:p>
            <text:p text:style-name="P28"><text:span text:style-name="Source_20_Text"><text:span text:style-name="T18">initString(); </text:span></text:span><text:span text:style-name="Source_20_Text"><text:span text:style-name="T65"><text:s/>DEPRECATED </text:span></text:span></text:p>
            <text:p text:style-name="P28"><text:span text:style-name="Source_20_Text"><text:span text:style-name="T18">initTrue();</text:span></text:span><text:span text:style-name="Source_20_Text"><text:span text:style-name="T31"> </text:span></text:span><text:span text:style-name="Source_20_Text"><text:span text:style-name="T32">and </text:span></text:span><text:span text:style-name="Source_20_Text"><text:span text:style-name="T18">initFalse(); </text:span></text:span><text:span text:style-name="Source_20_Text"><text:span text:style-name="T65"><text:s/>DEPRECATED </text:span></text:span></text:p>
            <text:p text:style-name="P14"><text:span text:style-name="Source_20_Text"><text:span text:style-name="T15">noConflict(); </text:span></text:span><text:span text:style-name="Source_20_Text"><text:span text:style-name="T27">- </text:span></text:span><text:span text:style-name="Source_20_Text"><text:span text:style-name="T28">O</text:span></text:span><text:span text:style-name="Source_20_Text"><text:span text:style-name="T29">nly </text:span></text:span><text:span text:style-name="Source_20_Text"><text:span text:style-name="T28">in the main variant.</text:span></text:span></text:p>
            <text:p text:style-name="P14"><text:span text:style-name="Source_20_Text"><text:span text:style-name="T42">v</text:span></text:span><text:span text:style-name="Source_20_Text"><text:span text:style-name="T43">ersion;</text:span></text:span><text:span text:style-name="Source_20_Text"><text:span text:style-name="T33"> </text:span></text:span><text:span text:style-name="Source_20_Text"><text:span text:style-name="T27">- </text:span></text:span><text:span text:style-name="Source_20_Text"><text:span text:style-name="T28">O</text:span></text:span><text:span text:style-name="Source_20_Text"><text:span text:style-name="T29">nly </text:span></text:span><text:span text:style-name="Source_20_Text"><text:span text:style-name="T28">in the main variant.</text:span></text:span></text:p>
          </table:table-cell>
          <table:table-cell table:style-name="Táblázat3.B2" office:value-type="string">
            <text:p text:style-name="P16"><text:span text:style-name="Source_20_Text"><text:span text:style-name="T8">domCreate(&lt;type&gt;[,properties[,innerHTML]]);</text:span></text:span></text:p>
            <text:p text:style-name="P16"><text:span text:style-name="Source_20_Text"><text:span text:style-name="T8">domGetCSS(&lt;element&gt;,&lt;property&gt;);</text:span></text:span></text:p>
            <text:p text:style-name="P16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y&gt;,&lt;value&gt;);</text:span></text:span></text:p>
            <text:p text:style-name="P16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ies&gt;);</text:span></text:span></text:p>
            <text:p text:style-name="P16"><text:span text:style-name="Source_20_Text"><text:span text:style-name="T8">domFadeIn(&lt;element&gt;[, duration[,display]]);</text:span></text:span></text:p>
            <text:p text:style-name="P16"><text:span text:style-name="Source_20_Text"><text:span text:style-name="T8">domFadeOut(&lt;element&gt;[,duration]);</text:span></text:span></text:p>
            <text:p text:style-name="P16"><text:span text:style-name="Source_20_Text"><text:span text:style-name="T8">domFadeToggle(&lt;element&gt;[,duration[,display]]);</text:span></text:span></text:p>
            <text:p text:style-name="P16"><text:span text:style-name="Source_20_Text"><text:span text:style-name="T8">domShow(&lt;element&gt;[,display]);</text:span></text:span></text:p>
            <text:p text:style-name="P16"><text:span text:style-name="Source_20_Text"><text:span text:style-name="T8">domHide(&lt;element&gt;);</text:span></text:span></text:p>
            <text:p text:style-name="P16"><text:span text:style-name="Source_20_Text"><text:span text:style-name="T8">domToggle(&lt;element&gt;[,display]);</text:span></text:span></text:p>
            <text:p text:style-name="P16"><text:span text:style-name="Source_20_Text"><text:span text:style-name="T8">domOn(&lt;eventTarget&gt;,&lt;eventType&gt;,&lt;callback&gt;);</text:span></text:span></text:p>
            <text:p text:style-name="P16"><text:span text:style-name="Source_20_Text"><text:span text:style-name="T8">domOff(&lt;eventTarget&gt;,&lt;eventType&gt;,&lt;callback&gt;);</text:span></text:span></text:p>
            <text:p text:style-name="P16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8">toFunction(&lt;function&gt;);</text:span></text:span></text:p>
            <text:p text:style-name="P5"><text:span text:style-name="Source_20_Text"><text:span text:style-name="T8">bind(&lt;function&gt;,&lt;context&gt;);</text:span></text:span></text:p>
            <text:p text:style-name="P5"><text:span text:style-name="Source_20_Text"><text:span text:style-name="T8">forEach(&lt;collection&gt;,&lt;callback&gt;);</text:span></text:span></text:p>
            <text:p text:style-name="P5"><text:span text:style-name="Source_20_Text"><text:span text:style-name="T17">e</text:span></text:span><text:span text:style-name="Source_20_Text"><text:span text:style-name="T8">ach(&lt;collection&gt;,&lt;callback&gt;);</text:span></text:span></text:p>
            <text:p text:style-name="P5"><text:span text:style-name="Source_20_Text"><text:span text:style-name="T8">map(&lt;collection&gt;,&lt;callback&gt;);</text:span></text:span></text:p>
            <text:p text:style-name="P5"><text:span text:style-name="Source_20_Text"><text:span text:style-name="T8">forIn(&lt;object&gt;,&lt;callback&gt;);</text:span></text:span></text:p>
            <text:p text:style-name="P5"><text:span text:style-name="Source_20_Text"><text:span text:style-name="T8">mapIn(&lt;object&gt;,&lt;callback&gt;);</text:span></text:span></text:p>
            <text:p text:style-name="P5"><text:span text:style-name="Source_20_Text"><text:span text:style-name="T8">toArray(&lt;object&gt;);</text:span></text:span></text:p>
            <text:p text:style-name="P1"><text:span text:style-name="Source_20_Text"><text:span text:style-name="T47">toObject(&lt;array&gt;);</text:span></text:span></text:p>
            <text:p text:style-name="P1"><text:span text:style-name="Source_20_Text"><text:span text:style-name="T47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1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8">getAjax(&lt;url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15"><text:span text:style-name="Source_20_Text"><text:span text:style-name="T8">postAjax(&lt;url&gt;,&lt;data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15"><text:span text:style-name="Source_20_Text"><text:span text:style-name="T8">getCors(&lt;url&gt;,&lt;format&gt;,&lt;success&gt;[,error[,user,&lt;password&gt;]</text:span></text:span><text:span text:style-name="Source_20_Text"><text:span text:style-name="T25">]</text:span></text:span><text:span text:style-name="Source_20_Text"><text:span text:style-name="T8">);</text:span></text:span></text:p>
            <text:p text:style-name="P3"><text:span text:style-name="Source_20_Text"><text:span text:style-name="T48">postCors(&lt;url&gt;,&lt;data&gt;,&lt;format&gt;,&lt;success&gt;[,error[,user,&lt;password&gt;]</text:span></text:span><text:span text:style-name="Source_20_Text"><text:span text:style-name="T51">]</text:span></text:span><text:span text:style-name="Source_20_Text"><text:span text:style-name="T48">);</text:span></text:span></text:p>
            <text:p text:style-name="P2"><text:span text:style-name="Source_20_Text"><text:span text:style-name="T52">Shorthands:</text:span></text:span><text:span text:style-name="Source_20_Text"><text:span text:style-name="T50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1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7"><text:span text:style-name="Source_20_Text"><text:span text:style-name="T8">setCookie(&lt;name&gt;,&lt;value&gt;[,hours[,path[,domain[,secure[,HttpOnly]]]]]);</text:span></text:span></text:p>
            <text:p text:style-name="P17"><text:span text:style-name="Source_20_Text"><text:span text:style-name="T8">getCookie([name]);</text:span></text:span></text:p>
            <text:p text:style-name="P17"><text:span text:style-name="Source_20_Text"><text:span text:style-name="T8">hasCookie(&lt;name&gt;);</text:span></text:span></text:p>
            <text:p text:style-name="P17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2"><text:span text:style-name="Source_20_Text"><text:span text:style-name="T49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7">isString(&lt;value&gt;);, isChar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Number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Integer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Float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Numeric(</text:span></text:span><text:span text:style-name="Source_20_Text"><text:span text:style-name="T41">&lt;</text:span></text:span><text:span text:style-name="Source_20_Text"><text:span text:style-name="T37">v</text:span></text:span><text:span text:style-name="Source_20_Text"><text:span text:style-name="T41">alue&gt;</text:span></text:span><text:span text:style-name="Source_20_Text"><text:span text:style-name="T37">);, isBoolean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Object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 isEmptyObject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Function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Array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EmptyArray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Arraylike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Null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Undefined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NullOrUndefined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Primitive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Symbol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 </text:span></text:span><text:span text:style-name="Source_20_Text"><text:span text:style-name="T34">ES6</text:span></text:span><text:span text:style-name="Source_20_Text"><text:span text:style-name="T35">, </text:span></text:span><text:span text:style-name="Source_20_Text"><text:span text:style-name="T37">isMap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 </text:span></text:span><text:span text:style-name="Source_20_Text"><text:span text:style-name="T34">ES6</text:span></text:span><text:span text:style-name="Source_20_Text"><text:span text:style-name="T35">, </text:span></text:span><text:span text:style-name="Source_20_Text"><text:span text:style-name="T37">isSet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 </text:span></text:span><text:span text:style-name="Source_20_Text"><text:span text:style-name="T34">E</text:span></text:span><text:span text:style-name="Source_20_Text"><text:span text:style-name="T35">S</text:span></text:span><text:span text:style-name="Source_20_Text"><text:span text:style-name="T34">6</text:span></text:span><text:span text:style-name="Source_20_Text"><text:span text:style-name="T35">, </text:span></text:span><text:span text:style-name="Source_20_Text"><text:span text:style-name="T37">isDate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isRegexp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, </text:span></text:span><text:span text:style-name="Source_20_Text"><text:span text:style-name="T38">i</text:span></text:span><text:span text:style-name="Source_20_Text"><text:span text:style-name="T37">sElement(&lt;</text:span></text:span><text:span text:style-name="Source_20_Text"><text:span text:style-name="T39">v</text:span></text:span><text:span text:style-name="Source_20_Text"><text:span text:style-name="T40">alue</text:span></text:span><text:span text:style-name="Source_20_Text"><text:span text:style-name="T37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0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8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7-31T18:23:38.749000000</dc:date>
    <meta:editing-duration>PT5H24M44S</meta:editing-duration>
    <meta:editing-cycles>109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7" meta:word-count="202" meta:character-count="3501" meta:non-whitespace-character-count="3365"/>
  </office:meta>
</office:document-meta>
</file>